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Standard" style:list-style-name="LS1">
      <style:paragraph-properties fo:margin-top="0cm" fo:margin-bottom="0cm" fo:line-height="115%" fo:break-before="auto" fo:break-after="auto" style:writing-mode="lr-tb"/>
    </style:style>
    <style:style style:name="P4" style:family="paragraph" style:parent-style-name="Standard" style:list-style-name="LS2">
      <style:paragraph-properties fo:margin-top="0cm" fo:margin-bottom="0cm" fo:line-height="115%" fo:break-before="auto" fo:break-after="auto" style:writing-mode="lr-tb"/>
    </style:style>
    <style:style style:name="P5" style:family="paragraph" style:parent-style-name="Standard" style:list-style-name="LS3">
      <style:paragraph-properties fo:margin-top="0cm" fo:margin-bottom="0cm" fo:line-height="115%" fo:break-before="auto" fo:break-after="auto" style:writing-mode="lr-tb"/>
    </style:style>
    <style:style style:name="P6" style:family="paragraph" style:parent-style-name="Standard" style:list-style-name="LS4">
      <style:paragraph-properties fo:margin-top="0cm" fo:margin-bottom="0cm" fo:line-height="115%" fo:break-before="auto" fo:break-after="auto" style:writing-mode="lr-tb"/>
    </style:style>
    <style:style style:name="P7" style:family="paragraph" style:parent-style-name="Standard" style:list-style-name="LS5">
      <style:paragraph-properties fo:margin-top="0cm" fo:margin-bottom="0cm" fo:line-height="115%" fo:break-before="auto" fo:break-after="auto" style:writing-mode="lr-tb"/>
    </style:style>
    <style:style style:name="P8" style:family="paragraph" style:parent-style-name="Standard" style:list-style-name="LS6">
      <style:paragraph-properties fo:margin-top="0cm" fo:margin-bottom="0cm" fo:line-height="115%" fo:break-before="auto" fo:break-after="auto" style:writing-mode="lr-tb"/>
    </style:style>
    <style:style style:name="P9" style:family="paragraph" style:parent-style-name="Heading_20_2">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style>
    <style:style style:name="P11" style:family="paragraph" style:parent-style-name="Title"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vändningsfall</text:p>
      <text:p text:style-name="P1">En kund vill returnera en vara och väljer varan från sina beställningar vilka systemet får från Order/Lager/Fakturering. Systemet genererar ett unikt returid och sparar ett returärende.</text:p>
      <text:h text:style-name="P10" text:outline-level="10"><text:bookmark text:name="h.4ev5j4ku9h98"/>Primär Aktör</text:h>
      <text:p text:style-name="P1">Kund</text:p>
      <text:h text:style-name="P10" text:outline-level="10"><text:bookmark text:name="h.l8mdft4axiai"/>Sekundär Aktör</text:h>
      <text:p text:style-name="P1">Order/Lager/Fakturering: Ger tillgång till en inloggad kunds ordrar och deras status.</text:p>
      <text:h text:style-name="P10" text:outline-level="10"><text:bookmark text:name="h.f5w9j8a97fve"/>Offstage Aktör</text:h>
      <text:p text:style-name="P1">Webbmaster: ger riktlinjer för utseende och integration i befintligt system.</text:p>
      <text:p text:style-name="P1">Konsumentlagstiftning: regler för när en produkt få returneras.</text:p>
      <text:h text:style-name="P10" text:outline-level="10"><text:bookmark text:name="h.748qhdy2096x"/>Förkrav</text:h>
      <text:p text:style-name="P1">Inloggad (F1) som Kund med minst en levererad produkt.</text:p>
      <text:h text:style-name="P10" text:outline-level="10"><text:bookmark text:name="h.t4stlz4708qx"/>Efterkrav</text:h>
      <text:p text:style-name="P1">Kundens retur blir tillgänglig för hantering i systemet.<text:bookmark text:name="id.kytkp5kfs9st"/></text:p>
      <text:h text:style-name="P10" text:outline-level="10"><text:bookmark text:name="h.epdiykctdjot"/>Huvudscenario</text:h>
      <text:list xml:id="list2182242018044561539" text:style-name="LS1">
        <text:list-item>
          <text:p text:style-name="P3">Startar när Kunden vill returnera en vara</text:p>
        </text:list-item>
        <text:list-item>
          <text:p text:style-name="P3">Systemet kontaktar Order/Lager/Fakturering med Kundens id och ber om kundens alla beställningar.</text:p>
        </text:list-item>
        <text:list-item>
          <text:p text:style-name="P3">Order/Lager/Fakturering svarar med kundens alla beställningar och <text:a xlink:type="simple" xlink:href="#id.ryt2tyswmp3y"><text:span text:style-name="T1">detaljerad</text:span></text:a><text:a xlink:type="simple" xlink:href="#id.ryt2tyswmp3y"><text:span text:style-name="T1"> </text:span></text:a><text:a xlink:type="simple" xlink:href="#id.ryt2tyswmp3y"><text:span text:style-name="T1">information</text:span></text:a> om dessa.</text:p>
        </text:list-item>
        <text:list-item>
          <text:p text:style-name="P3">Systemet presenterar ett urval av kundens beställningar och varor där <text:a xlink:type="simple" xlink:href="#id.9ywan9og0iac"><text:span text:style-name="T1">retur</text:span></text:a><text:a xlink:type="simple" xlink:href="#id.9ywan9og0iac"><text:span text:style-name="T1"> </text:span></text:a><text:a xlink:type="simple" xlink:href="#id.9ywan9og0iac"><text:span text:style-name="T1">är</text:span></text:a><text:a xlink:type="simple" xlink:href="#id.9ywan9og0iac"><text:span text:style-name="T1"> </text:span></text:a><text:a xlink:type="simple" xlink:href="#id.9ywan9og0iac"><text:span text:style-name="T1">möjlig</text:span></text:a>.</text:p>
        </text:list-item>
        <text:list-item>
          <text:p text:style-name="P3">Kunden väljer den vara som ska returneras.</text:p>
        </text:list-item>
        <text:list-item>
          <text:p text:style-name="P3">Systemet presenterar varan med varunummer, bild och <text:a xlink:type="simple" xlink:href="#id.9ywan9og0iac"><text:span text:style-name="T1">möjliga</text:span></text:a><text:a xlink:type="simple" xlink:href="#id.9ywan9og0iac"><text:span text:style-name="T1"> </text:span></text:a><text:a xlink:type="simple" xlink:href="#id.9ywan9og0iac"><text:span text:style-name="T1">returskäl</text:span></text:a>.</text:p>
        </text:list-item>
        <text:list-item>
          <text:p text:style-name="P3">Kunden bekräftar att denna vara skall returneras, anger hur många av varan som skall returneras, samt skälet till returen enl. gällande <text:a xlink:type="simple" xlink:href="#id.9ywan9og0iac"><text:span text:style-name="T1">returregler</text:span></text:a>.</text:p>
        </text:list-item>
        <text:list-item>
          <text:p text:style-name="P3">Systemet visar en översikt över de varor kunden vill returnera samt en estimerad fraktkostnad och tid för att hantera returen.</text:p>
        </text:list-item>
      </text:list>
      <text:p text:style-name="P2"><text:span text:style-name="T2">Om</text:span><text:span text:style-name="T2"> </text:span><text:span text:style-name="T2">kunden</text:span><text:span text:style-name="T2"> </text:span><text:span text:style-name="T2">vill</text:span><text:span text:style-name="T2"> </text:span><text:span text:style-name="T2">returnera</text:span><text:span text:style-name="T2"> </text:span><text:span text:style-name="T2">flera</text:span><text:span text:style-name="T2"> </text:span><text:span text:style-name="T2">varor</text:span><text:span text:style-name="T2"> </text:span><text:span text:style-name="T2">så</text:span><text:span text:style-name="T2"> </text:span><text:span text:style-name="T2">kan</text:span><text:span text:style-name="T2"> </text:span><text:span text:style-name="T2">förfarandet</text:span><text:span text:style-name="T2"> </text:span><text:span text:style-name="T2">upprepas</text:span><text:span text:style-name="T2"> </text:span><text:span text:style-name="T2">från</text:span><text:span text:style-name="T2"> </text:span><text:span text:style-name="T2">steg</text:span><text:span text:style-name="T2"> 4.</text:span></text:p>
      <text:list xml:id="list872122210" text:continue-numbering="true" text:style-name="LS1">
        <text:list-item>
          <text:p text:style-name="P3">Kunden bekräftar att varorna ska returneras.</text:p>
        </text:list-item>
        <text:list-item>
          <text:p text:style-name="P3">Systemet bekräftar att returen är påbörjad och sparad, ett unikt returid och ifylld fraktsedel för utskrift presenteras.</text:p>
        </text:list-item>
      </text:list>
      <text:p text:style-name="P1"/>
      <text:h text:style-name="P10" text:outline-level="10"><text:bookmark text:name="h.vwgxz9oo5tzy"/><text:soft-page-break/>Alternativa Scenarios<text:bookmark text:name="id.xyao05r76c3v"/></text:h>
      <text:p text:style-name="P1">2a Order/Lager/Fakturering svarar med ett felmeddelande eller så misslyckas kontakten.</text:p>
      <text:list xml:id="list6365182130714790627" text:style-name="LS2">
        <text:list-item>
          <text:p text:style-name="P4">Systemet meddelar kunden att retur inte är möjlig av systemtekniska skäl och ber kunden vänta och försöka senare. Felmeddelandet, tidpunkt, Kundens id sparas i fel-loggen.</text:p>
        </text:list-item>
      </text:list>
      <text:p text:style-name="P2"><text:span text:style-name="T2">Användningsfallet</text:span><text:span text:style-name="T2"> </text:span><text:span text:style-name="T2">avslutas</text:span></text:p>
      <text:p text:style-name="P1"><text:bookmark text:name="id.ltq78egzpfg2"/></text:p>
      <text:p text:style-name="P1">4a Kunden har inga beställningar där retur är möjlig enligt gällande <text:a xlink:type="simple" xlink:href="#id.9ywan9og0iac"><text:span text:style-name="T1">returregler</text:span></text:a>.</text:p>
      <text:list xml:id="list351672141361629459" text:style-name="LS3">
        <text:list-item>
          <text:p text:style-name="P5">Systemet presenterar kundens beställningar med en förklaring på varför beställningarna ej kan returneras normalt och att support måste granska returskälen för att sedan låsa upp returmöjligheterna för beställningen.</text:p>
        </text:list-item>
        <text:list-item>
          <text:p text:style-name="P5">Kunden väljer beställning och anger varför varan ska returneras.</text:p>
        </text:list-item>
        <text:list-item>
          <text:p text:style-name="P5">Systemet genererar ett supportärende och presenterar ett ärende id för kunden.</text:p>
        </text:list-item>
      </text:list>
      <text:p text:style-name="P1"><text:bookmark text:name="id.t9jq5zd2ju50"/></text:p>
      <text:p text:style-name="P1">7a Kunden anger annat returskäl</text:p>
      <text:list xml:id="list6071252623093799664" text:style-name="LS4">
        <text:list-item>
          <text:p text:style-name="P6">Systemet förklarar att retur med annat skäl skall godkännas innan varan kan skickas tillbaka.</text:p>
        </text:list-item>
        <text:list-item>
          <text:p text:style-name="P6">Kunden skriver in sitt returskäl</text:p>
        </text:list-item>
      </text:list>
      <text:p text:style-name="P2"><text:span text:style-name="T2">Gå</text:span><text:span text:style-name="T2"> </text:span><text:span text:style-name="T2">till</text:span><text:span text:style-name="T2"> </text:span><text:span text:style-name="T2">Steg</text:span><text:span text:style-name="T2"> 8</text:span></text:p>
      <text:p text:style-name="P1"><text:bookmark text:name="id.70t40mqrpip2"/></text:p>
      <text:p text:style-name="P1">10a En eller flera varor har annat returskäl</text:p>
      <text:list xml:id="list5530874070185357626" text:style-name="LS5">
        <text:list-item>
          <text:p text:style-name="P7">Systemet bekräftar att returen är påbörjad och sparad, ett unikt returid och en text som förklarar att returen måste godkännas manuellt innan retur kan påbörjas presenteras. Returens status sätts till väntande.</text:p>
        </text:list-item>
      </text:list>
      <text:p text:style-name="P1"><text:bookmark text:name="id.458hjulfs8t1"/></text:p>
      <text:p text:style-name="P1">10b, 10a1a Returen kunde inte påbörjas/sparas</text:p>
      <text:list xml:id="list2141802033" text:continue-list="list6365182130714790627" text:style-name="LS2">
        <text:list-item>
          <text:p text:style-name="P4">Systemet meddelar kunden att returen misslyckades av systemtekniska skäl och ber kunden vänta och försöka senare. Felmeddelandet, tidpunkt, <text:a xlink:type="simple" xlink:href="#id.oigopoglw0ri"><text:span text:style-name="T1">returinformation</text:span></text:a><text:a xlink:type="simple" xlink:href="#id.oigopoglw0ri"><text:span text:style-name="T1"> </text:span></text:a>sparas i fel-loggen.</text:p>
        </text:list-item>
      </text:list>
      <text:p text:style-name="P1"/>
      <text:h text:style-name="P9" text:outline-level="10"><text:bookmark text:name="h.cume76hie4lk"/>Datadefinitioner och Affärsregler<text:bookmark text:name="id.ryt2tyswmp3y"/></text:h>
      <text:h text:style-name="P10" text:outline-level="10"><text:bookmark text:name="h.ao2tw81fegx3"/>Orderinformation från Order/Lager/Fakturering</text:h>
      <text:p text:style-name="P1">OrderNr, Orderdatum, betalstatus, leveransdatum, varurader med antal och varuinfo, leveranskostnad.<text:bookmark text:name="id.ilcpl3c5pbvb"/></text:p>
      <text:h text:style-name="P10" text:outline-level="10"><text:bookmark text:name="h.yrcbdfy0dfxq"/>Varuinformation</text:h>
      <text:p text:style-name="P1">Artikelnr, Namn, Pris, Beskrivning, Bild, Märke, Typ, Mått, Urtavla, Armband, Glas, Vattenskydd<text:bookmark text:name="id.oigopoglw0ri"/></text:p>
      <text:h text:style-name="P10" text:outline-level="10"><text:bookmark text:name="h.yapdpi42nipe"/>Returinformation</text:h>
      <text:p text:style-name="P1">ReturId, OrderNr, VaruNr, Returskäl, Status<text:bookmark text:name="id.9ywan9og0iac"/></text:p>
      <text:h text:style-name="P10" text:outline-level="10"><text:bookmark text:name="h.ctcvgtpk0upr"/><text:soft-page-break/>Regler för returer</text:h>
      <text:p text:style-name="P1">Skada vid leverans: skall anmälas inom 3 dagar från leverans</text:p>
      <text:p text:style-name="P1">Fel vara vid leverans: skall anmälas inom 3 dagar från leverans</text:p>
      <text:p text:style-name="P1">Öppet köp: 2 veckor från leverans, produkten skall returneras i obruten orginalförpackning.</text:p>
      <text:p text:style-name="P1">Garanti: Olika tider och bestämmelser beroende på produkt och kund.</text:p>
      <text:p text:style-name="P1">Support: Support kan ange att en beställning eller vara skall gå att returnera.</text:p>
      <text:h text:style-name="P9" text:outline-level="10"><text:bookmark text:name="h.zbhqd0bda3rn"/>Frågor</text:h>
      <text:list xml:id="list4934693138919658736" text:style-name="LS6">
        <text:list-item>
          <text:p text:style-name="P8">Hur estimera leveranspris och tid? T.ex. välja fraktsätt?</text:p>
        </text:list-item>
        <text:list-item>
          <text:p text:style-name="P8">Erbjuda extraförsäkring/förlängd garanti vid vissa returer?</text:p>
        </text:list-item>
        <text:list-item>
          <text:p text:style-name="P8">Erbjuda transportförsäkring? Vill man skicka en dyr klocka hursomhelst?</text:p>
        </text:list-item>
        <text:list-item>
          <text:p text:style-name="P8">Vad ska finnas på en fraktsedel?</text:p>
        </text:list-item>
        <text:list-item>
          <text:p text:style-name="P8">Hur får kunden tillbaka sina pengar vid öppet köp?</text:p>
        </text:list-item>
        <text:list-item>
          <text:p text:style-name="P8">Vad händer om kunden vill returnera som inte har några giltiga returer? Fallet när man inte har någon giltig retur hanteras men inte om man faktiskt har en giltig retur men vill returnera något ann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meta:editing-cycles>
    <dc:date>2013-12-11T22:23:49</dc:date>
    <meta:editing-duration>PT7H8M19S</meta:editing-duration>
    <meta:document-statistic meta:table-count="0" meta:image-count="0" meta:object-count="0" meta:page-count="3" meta:paragraph-count="61" meta:word-count="606" meta:character-count="4185"/>
  </office:meta>
</office:document-meta>
</file>